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/>
    </style:style>
    <style:style style:name="P2" style:parent-style-name="Standaard" style:family="paragraph">
      <style:paragraph-properties fo:break-before="page"/>
    </style:style>
    <style:style style:name="P3" style:parent-style-name="Lijstalinea" style:list-style-name="LFO3" style:family="paragraph"/>
    <style:style style:name="P4" style:parent-style-name="Lijstalinea" style:list-style-name="LFO3" style:family="paragraph"/>
    <style:style style:name="P5" style:parent-style-name="Lijstalinea" style:list-style-name="LFO3" style:family="paragraph"/>
    <style:style style:name="P6" style:parent-style-name="Lijstalinea" style:list-style-name="LFO3" style:family="paragraph"/>
    <style:style style:name="P7" style:parent-style-name="Lijstalinea" style:list-style-name="LFO3" style:family="paragraph"/>
    <style:style style:name="P8" style:parent-style-name="Lijstalinea" style:list-style-name="LFO3" style:family="paragraph"/>
    <style:style style:name="P9" style:parent-style-name="Lijstalinea" style:list-style-name="LFO3" style:family="paragraph"/>
    <style:style style:name="P10" style:parent-style-name="Lijstalinea" style:list-style-name="LFO3" style:family="paragraph"/>
    <style:style style:name="P11" style:parent-style-name="Lijstalinea" style:list-style-name="LFO3" style:family="paragraph"/>
  </office:automatic-styles>
  <office:body>
    <office:text text:use-soft-page-breaks="true">
      <text:p text:style-name="P1">Voorblad etc</text:p>
      <text:p text:style-name="Standaard"><text:line-break/></text:p>
      <text:p text:style-name="P2"/>
      <text:soft-page-break/>
      <text:p text:style-name="Duidelijkcitaat">Inhoudsopgave</text:p>
      <text:list text:style-name="LFO3" text:continue-numbering="true">
        <text:list-item>
          <text:p text:style-name="P3">Inleiding</text:p>
        </text:list-item>
        <text:list-item>
          <text:p text:style-name="P4">Speluitleg</text:p>
        </text:list-item>
        <text:list-item>
          <text:p text:style-name="P5">Deelopdracht</text:p>
          <text:list text:continue-numbering="true">
            <text:list-item>
              <text:p text:style-name="P6">De kaarten</text:p>
            </text:list-item>
            <text:list-item>
              <text:p text:style-name="P7">Checksysteem</text:p>
            </text:list-item>
            <text:list-item>
              <text:p text:style-name="P8">Kaarten uitdelen</text:p>
            </text:list-item>
          </text:list>
        </text:list-item>
        <text:list-item>
          <text:p text:style-name="P9">Tegengekomen problemen plus oplossingen</text:p>
        </text:list-item>
        <text:list-item>
          <text:p text:style-name="P10">Discussie</text:p>
        </text:list-item>
        <text:list-item>
          <text:p text:style-name="P11">bijlage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Subtielebenadrukking" style:display-name="Subtiele benadrukking" style:family="text" style:parent-style-name="Standaardalinea-lettertype">
      <style:text-properties fo:font-style="italic" style:font-style-asian="italic" style:font-style-complex="italic" fo:color="#404040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5B9BD5"/>
    </style:style>
    <style:style style:name="Duidelijkcitaat" style:display-name="Duidelijk citaat" style:family="paragraph" style:parent-style-name="Standaard" style:next-style-name="Standaard">
      <style:paragraph-properties fo:border-top="0.0069in solid #5B9BD5" fo:border-left="none" fo:border-bottom="0.0069in solid #5B9BD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5B9BD5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5B9BD5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einout Strating</meta:initial-creator>
    <dc:creator>reinout Strating</dc:creator>
    <meta:creation-date>2019-06-08T13:26:00Z</meta:creation-date>
    <dc:date>2019-06-08T13:35:00Z</dc:date>
    <meta:template xlink:href="Normal" xlink:type="simple"/>
    <meta:editing-cycles>1</meta:editing-cycles>
    <meta:editing-duration>PT360S</meta:editing-duration>
    <meta:document-statistic meta:page-count="2" meta:paragraph-count="1" meta:word-count="25" meta:character-count="163" meta:row-count="1" meta:non-whitespace-character-count="139"/>
  </office:meta>
</office:document-meta>
</file>